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paragraph-properties fo:text-align="center"/>
    </style:style>
    <style:style style:name="P3" style:parent-style-name="Standaard" style:family="paragraph">
      <style:paragraph-properties fo:text-align="center"/>
    </style:style>
    <style:style style:name="P4" style:parent-style-name="Standaard" style:family="paragraph">
      <style:paragraph-properties fo:text-align="center"/>
    </style:style>
    <style:style style:name="P5" style:parent-style-name="Standaard" style:family="paragraph">
      <style:paragraph-properties fo:text-align="center"/>
    </style:style>
    <style:style style:name="P6" style:parent-style-name="Standaard" style:family="paragraph">
      <style:paragraph-properties fo:text-align="center"/>
    </style:style>
    <style:style style:name="P7" style:parent-style-name="Standaard" style:family="paragraph">
      <style:paragraph-properties fo:text-align="center"/>
    </style:style>
    <style:style style:name="P8" style:parent-style-name="Standaard" style:family="paragraph">
      <style:paragraph-properties fo:text-align="center"/>
      <style:text-properties fo:language="en" fo:country="GB"/>
    </style:style>
    <style:style style:name="P9" style:parent-style-name="Standaard" style:family="paragraph">
      <style:paragraph-properties fo:text-align="center"/>
    </style:style>
    <style:style style:name="P10" style:parent-style-name="Standaard" style:family="paragraph">
      <style:paragraph-properties fo:text-align="center"/>
    </style:style>
    <style:style style:name="P11" style:parent-style-name="Standaard" style:family="paragraph">
      <style:paragraph-properties fo:text-align="center"/>
    </style:style>
    <style:style style:name="P12" style:parent-style-name="Standaard" style:family="paragraph">
      <style:paragraph-properties fo:text-align="center"/>
    </style:style>
    <style:style style:name="P13" style:parent-style-name="Standaard" style:family="paragraph">
      <style:paragraph-properties fo:text-align="center"/>
    </style:style>
    <style:style style:name="P14" style:parent-style-name="Standaard" style:family="paragraph">
      <style:paragraph-properties fo:text-align="center"/>
    </style:style>
    <style:style style:name="P15" style:parent-style-name="Standaard" style:family="paragraph">
      <style:paragraph-properties fo:text-align="center"/>
    </style:style>
    <style:style style:name="P16" style:parent-style-name="Standaard" style:family="paragraph">
      <style:paragraph-properties fo:text-align="center"/>
    </style:style>
    <style:style style:name="P17" style:parent-style-name="Standaard" style:family="paragraph">
      <style:paragraph-properties fo:text-align="center"/>
    </style:style>
    <style:style style:name="P18" style:parent-style-name="Standaard" style:family="paragraph">
      <style:paragraph-properties fo:text-align="center"/>
    </style:style>
    <style:style style:name="P19" style:parent-style-name="Standaard" style:family="paragraph">
      <style:paragraph-properties fo:text-align="center"/>
    </style:style>
    <style:style style:name="P20" style:parent-style-name="Standaard" style:family="paragraph">
      <style:paragraph-properties fo:text-align="center"/>
    </style:style>
    <style:style style:name="P21" style:parent-style-name="Standaard" style:family="paragraph">
      <style:paragraph-properties fo:text-align="center"/>
    </style:style>
    <style:style style:name="P22" style:parent-style-name="Standaard" style:family="paragraph">
      <style:paragraph-properties fo:text-align="center"/>
    </style:style>
    <style:style style:name="P23" style:parent-style-name="Standaard" style:family="paragraph">
      <style:paragraph-properties fo:text-align="center"/>
    </style:style>
    <style:style style:name="P24" style:parent-style-name="Standaard" style:family="paragraph">
      <style:paragraph-properties fo:text-align="center"/>
    </style:style>
    <style:style style:name="P25" style:parent-style-name="Standaard" style:family="paragraph">
      <style:paragraph-properties fo:text-align="center"/>
    </style:style>
    <style:style style:family="graphic" style:name="a37">
      <style:graphic-properties style:wrap="run-through" style:run-through="foreground" draw:fill="none" draw:stroke="solid" svg:stroke-width="0.00694in" svg:stroke-color="#156082" draw:marker-end="a3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0694in" svg:stroke-color="#156082" draw:marker-end="a3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0694in" svg:stroke-color="#156082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>
      <style:graphic-properties style:wrap="run-through" style:run-through="foreground" draw:fill="none" draw:stroke="solid" svg:stroke-width="0.00694in" svg:stroke-color="#156082" draw:marker-end="a2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2">
      <style:graphic-properties style:wrap="run-through" style:run-through="foreground" draw:fill="none" draw:stroke="solid" svg:stroke-width="0.00694in" svg:stroke-color="#156082" draw:marker-end="a6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156082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style:wrap="run-through" style:run-through="foreground" draw:fill="none" draw:stroke="solid" svg:stroke-width="0.00694in" svg:stroke-color="#156082" draw:marker-end="a6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6">
      <style:graphic-properties style:wrap="run-through" style:run-through="foreground" draw:fill="none" draw:stroke="solid" svg:stroke-width="0.00694in" svg:stroke-color="#156082" draw:marker-end="a6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156082" draw:marker-end="a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none" draw:stroke="solid" svg:stroke-width="0.00694in" svg:stroke-color="#156082" draw:marker-end="a1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gradient" draw:fill-gradient-name="a50" draw:stroke="solid" svg:stroke-width="0.00694in" svg:stroke-color="#156082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3">
      <style:graphic-properties style:wrap="run-through" style:run-through="foreground" draw:fill="none" draw:stroke="solid" svg:stroke-width="0.00694in" svg:stroke-color="#156082" draw:marker-end="a5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156082" draw:marker-end="a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156082" draw:marker-end="a5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156082" draw:marker-end="a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156082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">
      <style:graphic-properties style:wrap="run-through" style:run-through="foreground" draw:fill="none" draw:stroke="solid" svg:stroke-width="0.00694in" svg:stroke-color="#156082" draw:marker-end="a5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0694in" svg:stroke-color="#156082" draw:marker-end="a4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156082" draw:marker-end="a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43">
      <style:graphic-properties style:wrap="run-through" style:run-through="foreground" draw:fill="none" draw:stroke="solid" svg:stroke-width="0.00694in" svg:stroke-color="#156082" draw:marker-end="a4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a02b9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156082" draw:marker-end="a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4ea72e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style:wrap="run-through" style:run-through="foreground" draw:fill="none" draw:stroke="solid" svg:stroke-width="0.00694in" svg:stroke-color="#156082" draw:marker-end="a2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3">
      <style:graphic-properties style:wrap="run-through" style:run-through="foreground" draw:fill="none" draw:stroke="solid" svg:stroke-width="0.00694in" svg:stroke-color="#156082" draw:marker-end="a32" svg:stroke-opacity="100%" draw:stroke-linejoin="miter" svg:stroke-linecap="butt" style:horizontal-rel="page" style:vertical-rel="page" style:horizontal-pos="from-left" style:vertical-pos="from-top"/>
    </style:style>
    <style:style style:family="graphic" style:name="a7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15608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e97132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5">
      <style:graphic-properties style:wrap="run-through" style:run-through="foreground" draw:fill="none" draw:stroke="solid" svg:stroke-width="0.00694in" svg:stroke-color="#156082" draw:marker-end="a3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onnector draw:type="line" svg:x1="3.96042in" svg:y1="9.85625in" svg:x2="4.73125in" svg:y2="9.99514in" draw:z-index="251747328" draw:id="id0" draw:style-name="a1" draw:name="Rechte verbindingslijn met pijl 4" text:anchor-type="paragraph"><svg:title/><svg:desc/></draw:connector><draw:custom-shape svg:x="4.72361in" svg:y="9.54861in" svg:width="1.725in" svg:height="0.70833in" draw:z-index="251745280" draw:id="id1" draw:style-name="a2" draw:name="Rechthoek 3" text:anchor-type="paragraph"><svg:title/><svg:desc/><text:p text:style-name="P2">Txt, xls, ….</text:p><draw:enhanced-geometry draw:type="non-primitive" svg:viewBox="0 0 21600 21600" draw:enhanced-path="M 0 0 L 21600 0 21600 21600 0 21600 Z N"/></draw:custom-shape><draw:connector draw:type="line" svg:x1="1.52986in" svg:y1="8.75903in" svg:x2="2.25903in" svg:y2="9.86319in" draw:z-index="251743232" draw:id="id2" draw:style-name="a4" draw:name="Rechte verbindingslijn met pijl 4" text:anchor-type="paragraph"><svg:title/><svg:desc/></draw:connector><draw:custom-shape svg:x="0in" svg:y="9.54375in" svg:width="1.725in" svg:height="0.70833in" draw:z-index="251741184" draw:id="id3" draw:style-name="a5" draw:name="Rechthoek 3" text:anchor-type="paragraph"><svg:title/><svg:desc/><text:p text:style-name="P3">Reports (all discount actions)</text:p><draw:enhanced-geometry draw:type="non-primitive" svg:viewBox="0 0 21600 21600" draw:enhanced-path="M 0 0 L 21600 0 21600 21600 0 21600 Z N"/></draw:custom-shape><draw:custom-shape svg:x="2.23819in" svg:y="8.62708in" svg:width="1.725in" svg:height="0.70833in" draw:z-index="251735040" draw:id="id4" draw:style-name="a6" draw:name="Rechthoek 3" text:anchor-type="paragraph"><svg:title/><svg:desc/><text:p text:style-name="P4">Originalprice, finalprice, price2, 3;…</text:p><draw:enhanced-geometry draw:type="non-primitive" svg:viewBox="0 0 21600 21600" draw:enhanced-path="M 0 0 L 21600 0 21600 21600 0 21600 Z N"/></draw:custom-shape><draw:connector draw:type="line" svg:x1="1.52986in" svg:y1="8.51597in" svg:x2="2.24514in" svg:y2="9.02986in" draw:z-index="251739136" draw:id="id5" draw:style-name="a8" draw:name="Rechte verbindingslijn met pijl 4" text:anchor-type="paragraph"><svg:title/><svg:desc/></draw:connector><draw:connector draw:type="line" svg:x1="1.55764in" svg:y1="8.32153in" svg:x2="2.23125in" svg:y2="8.24514in" draw:z-index="251737088" draw:id="id6" draw:style-name="a10" draw:name="Rechte verbindingslijn met pijl 4" text:anchor-type="paragraph"><svg:title/><svg:desc/></draw:connector><draw:custom-shape svg:x="2.25208in" svg:y="8.13403in" svg:width="1.725in" svg:height="0.30347in" draw:z-index="251732992" draw:id="id7" draw:style-name="a11" draw:name="Rechthoek 3" text:anchor-type="paragraph"><svg:title/><svg:desc/><text:p text:style-name="P5">Properties (key, value)</text:p><draw:enhanced-geometry draw:type="non-primitive" svg:viewBox="0 0 21600 21600" draw:enhanced-path="M 0 0 L 21600 0 21600 21600 0 21600 Z N"/></draw:custom-shape><draw:custom-shape svg:x="-0.38681in" svg:y="8.12708in" svg:width="1.94444in" svg:height="0.63194in" draw:z-index="251730944" draw:id="id8" draw:style-name="a12" draw:name="Rechthoek 2" text:anchor-type="paragraph"><svg:title/><svg:desc/><text:p text:style-name="P6">Item</text:p><draw:enhanced-geometry draw:type="non-primitive" svg:viewBox="0 0 21600 21600" draw:enhanced-path="M 0 0 L 21600 0 21600 21600 0 21600 Z N"/></draw:custom-shape><draw:connector draw:type="line" svg:x1="3.14273in" svg:y1="6.81989in" svg:x2="3.09342in" svg:y2="7.21642in" draw:z-index="251728896" draw:id="id9" draw:style-name="a14" draw:name="Rechte verbindingslijn met pijl 4" text:anchor-type="paragraph"><svg:title/><svg:desc/></draw:connector><draw:custom-shape svg:x="2.31242in" svg:y="7.21034in" svg:width="1.725in" svg:height="0.30347in" draw:z-index="251726848" draw:id="id10" draw:style-name="a15" draw:name="Rechthoek 3" text:anchor-type="paragraph"><svg:title/><svg:desc/><text:p text:style-name="P7">Properties (key, value)</text:p><draw:enhanced-geometry draw:type="non-primitive" svg:viewBox="0 0 21600 21600" draw:enhanced-path="M 0 0 L 21600 0 21600 21600 0 21600 Z N"/></draw:custom-shape><draw:connector draw:type="line" svg:x1="6.52463in" svg:y1="3.31458in" svg:x2="6.47533in" svg:y2="5.67708in" draw:z-index="251724800" draw:id="id11" draw:style-name="a17" draw:name="Rechte verbindingslijn met pijl 4" text:anchor-type="paragraph"><svg:title/><svg:desc/></draw:connector><draw:connector draw:type="line" svg:x1="4.04563in" svg:y1="3.31442in" svg:x2="3.99632in" svg:y2="5.67692in" draw:z-index="251722752" draw:id="id12" draw:style-name="a19" draw:name="Rechte verbindingslijn met pijl 4" text:anchor-type="paragraph"><svg:title/><svg:desc/></draw:connector><draw:connector draw:type="line" svg:x1="1.32263in" svg:y1="3.3346in" svg:x2="1.27333in" svg:y2="5.6971in" draw:z-index="251720704" draw:id="id13" draw:style-name="a21" draw:name="Rechte verbindingslijn met pijl 4" text:anchor-type="paragraph"><svg:title/><svg:desc/></draw:connector><draw:custom-shape svg:x="-0.47422in" svg:y="5.68264in" svg:width="7.14167in" svg:height="1.15139in" draw:z-index="251718656" draw:id="id14" draw:style-name="a22" draw:name="Rechthoek 8" text:anchor-type="paragraph"><svg:title/><svg:desc/><text:p text:style-name="P8">Active period, Anyitemcustomcondition, contextproperties, itemcount,<text:s/>itemcustomcondition, itemproperties, LimitedAssignment, NthItem, TotalPrice</text:p><draw:enhanced-geometry draw:type="non-primitive" svg:viewBox="0 0 21600 21600" draw:enhanced-path="M 0 0 L 21600 0 21600 21600 0 21600 Z N"/></draw:custom-shape><draw:connector draw:type="line" svg:x1="5.49976in" svg:y1="2.03922in" svg:x2="5.30392in" svg:y2="3.38227in" draw:z-index="251717632" draw:id="id15" draw:style-name="a24" draw:name="Rechte verbindingslijn met pijl 4" text:anchor-type="paragraph"><svg:title/><svg:desc/></draw:connector><draw:custom-shape svg:x="5.07353in" svg:y="3.42647in" svg:width="0.96042in" svg:height="1.62708in" draw:z-index="251715584" draw:id="id16" draw:style-name="a25" draw:name="Rechthoek 7" text:anchor-type="paragraph"><svg:title/><svg:desc/><text:p text:style-name="P9">Allowed min</text:p><draw:enhanced-geometry draw:type="non-primitive" svg:viewBox="0 0 21600 21600" draw:enhanced-path="M 0 0 L 21600 0 21600 21600 0 21600 Z N"/></draw:custom-shape><draw:connector draw:type="line" svg:x1="2.82328in" svg:y1="2.04412in" svg:x2="2.62745in" svg:y2="3.38717in" draw:z-index="251713536" draw:id="id17" draw:style-name="a27" draw:name="Rechte verbindingslijn met pijl 4" text:anchor-type="paragraph"><svg:title/><svg:desc/></draw:connector><draw:custom-shape svg:x="2.41667in" svg:y="3.42647in" svg:width="0.96042in" svg:height="1.62708in" draw:z-index="251711488" draw:id="id18" draw:style-name="a28" draw:name="Rechthoek 7" text:anchor-type="paragraph"><svg:title/><svg:desc/><text:p text:style-name="P10">Allowed min<text:line-break/>max<text:line-break/>minimum purchase</text:p><draw:enhanced-geometry draw:type="non-primitive" svg:viewBox="0 0 21600 21600" draw:enhanced-path="M 0 0 L 21600 0 21600 21600 0 21600 Z N"/></draw:custom-shape><draw:connector draw:type="line" svg:x1="0.08435in" svg:y1="2.06009in" svg:x2="-0.11148in" svg:y2="3.40314in" draw:z-index="251709440" draw:id="id19" draw:style-name="a30" draw:name="Rechte verbindingslijn met pijl 4" text:anchor-type="paragraph"><svg:title/><svg:desc/></draw:connector><draw:custom-shape svg:x="-0.51793in" svg:y="3.41303in" svg:width="0.96042in" svg:height="1.62708in" draw:z-index="251707392" draw:id="id20" draw:style-name="a31" draw:name="Rechthoek 7" text:anchor-type="paragraph"><svg:title/><svg:desc/><text:p text:style-name="P11">Amount<text:line-break/>Percentage<text:line-break/>Fixed<text:line-break/>Price2<text:line-break/>Price3</text:p><draw:enhanced-geometry draw:type="non-primitive" svg:viewBox="0 0 21600 21600" draw:enhanced-path="M 0 0 L 21600 0 21600 21600 0 21600 Z N"/></draw:custom-shape><draw:connector draw:type="line" svg:x1="7.28403in" svg:y1="3.69931in" svg:x2="7.40625in" svg:y2="3.96875in" draw:z-index="251706368" draw:id="id21" draw:style-name="a33" draw:name="Rechte verbindingslijn met pijl 4" text:anchor-type="paragraph"><svg:title/><svg:desc/></draw:connector><draw:connector draw:type="line" svg:x1="3.6134in" svg:y1="2.70674in" svg:x2="3.73562in" svg:y2="2.97619in" draw:z-index="251704320" draw:id="id22" draw:style-name="a35" draw:name="Rechte verbindingslijn met pijl 4" text:anchor-type="paragraph"><svg:title/><svg:desc/></draw:connector><draw:connector draw:type="line" svg:x1="1.0895in" svg:y1="2.73166in" svg:x2="1.21172in" svg:y2="3.0011in" draw:z-index="251702272" draw:id="id23" draw:style-name="a37" draw:name="Rechte verbindingslijn met pijl 4" text:anchor-type="paragraph"><svg:title/><svg:desc/></draw:connector><draw:connector draw:type="line" svg:x1="6.0009in" svg:y1="2.04024in" svg:x2="6.1009in" svg:y2="2.37357in" draw:z-index="251700224" draw:id="id24" draw:style-name="a39" draw:name="Rechte verbindingslijn met pijl 4" text:anchor-type="paragraph"><svg:title/><svg:desc/></draw:connector><draw:connector draw:type="line" svg:x1="3.22631in" svg:y1="2.0451in" svg:x2="3.32631in" svg:y2="2.37843in" draw:z-index="251698176" draw:id="id25" draw:style-name="a41" draw:name="Rechte verbindingslijn met pijl 4" text:anchor-type="paragraph"><svg:title/><svg:desc/></draw:connector><draw:connector draw:type="line" svg:x1="0.82234in" svg:y1="2.05029in" svg:x2="0.92234in" svg:y2="2.38362in" draw:z-index="251696128" draw:id="id26" draw:style-name="a43" draw:name="Rechte verbindingslijn met pijl 4" text:anchor-type="paragraph"><svg:title/><svg:desc/></draw:connector><draw:custom-shape svg:x="5.87255in" svg:y="2.96569in" svg:width="1.18611in" svg:height="0.33333in" draw:z-index="251694080" draw:id="id27" draw:style-name="a44" draw:name="Rechthoek 6" text:anchor-type="paragraph"><svg:title/><svg:desc/><text:p text:style-name="P12">Conditions</text:p><draw:enhanced-geometry draw:type="non-primitive" svg:viewBox="0 0 21600 21600" draw:enhanced-path="M 0 0 L 21600 0 21600 21600 0 21600 Z N"/></draw:custom-shape><draw:custom-shape svg:x="3.17647in" svg:y="2.96569in" svg:width="1.18611in" svg:height="0.33333in" draw:z-index="251692032" draw:id="id28" draw:style-name="a45" draw:name="Rechthoek 6" text:anchor-type="paragraph"><svg:title/><svg:desc/><text:p text:style-name="P13">Conditions</text:p><draw:enhanced-geometry draw:type="non-primitive" svg:viewBox="0 0 21600 21600" draw:enhanced-path="M 0 0 L 21600 0 21600 21600 0 21600 Z N"/></draw:custom-shape><draw:custom-shape svg:x="0.59804in" svg:y="3in" svg:width="1.18611in" svg:height="0.33333in" draw:z-index="251689984" draw:id="id29" draw:style-name="a46" draw:name="Rechthoek 6" text:anchor-type="paragraph"><svg:title/><svg:desc/><text:p text:style-name="P14">Conditions</text:p><draw:enhanced-geometry draw:type="non-primitive" svg:viewBox="0 0 21600 21600" draw:enhanced-path="M 0 0 L 21600 0 21600 21600 0 21600 Z N"/></draw:custom-shape><draw:custom-shape svg:x="5.58824in" svg:y="2.38726in" svg:width="1.18611in" svg:height="0.33333in" draw:z-index="251687936" draw:id="id30" draw:style-name="a47" draw:name="Rechthoek 6" text:anchor-type="paragraph"><svg:title/><svg:desc/><text:p text:style-name="P15">Conditions</text:p><draw:enhanced-geometry draw:type="non-primitive" svg:viewBox="0 0 21600 21600" draw:enhanced-path="M 0 0 L 21600 0 21600 21600 0 21600 Z N"/></draw:custom-shape><draw:custom-shape svg:x="2.94681in" svg:y="2.39306in" svg:width="1.18611in" svg:height="0.33333in" draw:z-index="251685888" draw:id="id31" draw:style-name="a48" draw:name="Rechthoek 6" text:anchor-type="paragraph"><svg:title/><svg:desc/><text:p text:style-name="P16">Conditions</text:p><draw:enhanced-geometry draw:type="non-primitive" svg:viewBox="0 0 21600 21600" draw:enhanced-path="M 0 0 L 21600 0 21600 21600 0 21600 Z N"/></draw:custom-shape><draw:custom-shape svg:x="0.24632in" svg:y="2.39338in" svg:width="1.18611in" svg:height="0.33333in" draw:z-index="251683840" draw:id="id32" draw:style-name="a49" draw:name="Rechthoek 6" text:anchor-type="paragraph"><svg:title/><svg:desc/><text:p text:style-name="P17">Conditions</text:p><draw:enhanced-geometry draw:type="non-primitive" svg:viewBox="0 0 21600 21600" draw:enhanced-path="M 0 0 L 21600 0 21600 21600 0 21600 Z N"/></draw:custom-shape><draw:custom-shape svg:x="-0.35in" svg:y="1.5451in" svg:width="7.12222in" svg:height="0.23125in" draw:z-index="251658239" draw:id="id33" draw:style-name="a51" draw:name="Pijl: rechts 5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212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position-x="$0" draw:handle-position-y="$1" draw:handle-range-x-minimum="0" draw:handle-range-x-maximum="21600" draw:handle-range-y-minimum="0" draw:handle-range-y-maximum="10800"/></draw:enhanced-geometry></draw:custom-shape><draw:connector draw:type="line" svg:x1="1.97091in" svg:y1="0.73166in" svg:x2="2.65772in" svg:y2="1.39277in" draw:z-index="251682816" draw:id="id34" draw:style-name="a53" draw:name="Rechte verbindingslijn met pijl 4" text:anchor-type="paragraph"><svg:title/><svg:desc/></draw:connector><draw:connector draw:type="line" svg:x1="0.4645in" svg:y1="0.73166in" svg:x2="0.51381in" svg:y2="1.41777in" draw:z-index="251680768" draw:id="id35" draw:style-name="a55" draw:name="Rechte verbindingslijn met pijl 4" text:anchor-type="paragraph"><svg:title/><svg:desc/></draw:connector><draw:custom-shape svg:x="-0.08681in" svg:y="1.42774in" svg:width="1.23958in" svg:height="0.63194in" draw:z-index="251672576" draw:id="id36" draw:style-name="a56" draw:name="Rechthoek 2" text:anchor-type="paragraph"><svg:title/><svg:desc/><text:p text:style-name="P18">Discounts</text:p><draw:enhanced-geometry draw:type="non-primitive" svg:viewBox="0 0 21600 21600" draw:enhanced-path="M 0 0 L 21600 0 21600 21600 0 21600 Z N"/></draw:custom-shape><draw:custom-shape svg:x="2.44653in" svg:y="1.39828in" svg:width="1.23958in" svg:height="0.63194in" draw:z-index="251674624" draw:id="id37" draw:style-name="a57" draw:name="Rechthoek 2" text:anchor-type="paragraph"><svg:title/><svg:desc/><text:p text:style-name="P19">Corrector</text:p><draw:enhanced-geometry draw:type="non-primitive" svg:viewBox="0 0 21600 21600" draw:enhanced-path="M 0 0 L 21600 0 21600 21600 0 21600 Z N"/></draw:custom-shape><draw:connector draw:type="line" svg:x1="3.36891in" svg:y1="0.72676in" svg:x2="5.26544in" svg:y2="1.45662in" draw:z-index="251678720" draw:id="id38" draw:style-name="a59" draw:name="Rechte verbindingslijn met pijl 4" text:anchor-type="paragraph"><svg:title/><svg:desc/></draw:connector><draw:custom-shape svg:x="5.28407in" svg:y="1.38194in" svg:width="1.23958in" svg:height="0.63194in" draw:z-index="251676672" draw:id="id39" draw:style-name="a60" draw:name="Rechthoek 2" text:anchor-type="paragraph"><svg:title/><svg:desc/><text:p text:style-name="P20">Validator</text:p><draw:enhanced-geometry draw:type="non-primitive" svg:viewBox="0 0 21600 21600" draw:enhanced-path="M 0 0 L 21600 0 21600 21600 0 21600 Z N"/></draw:custom-shape><draw:connector draw:type="line" svg:x1="3.92712in" svg:y1="0.36891in" svg:x2="4.84379in" svg:y2="0.61058in" draw:z-index="251670528" draw:id="id40" draw:style-name="a62" draw:name="Rechte verbindingslijn met pijl 4" text:anchor-type="paragraph"><svg:title/><svg:desc/></draw:connector><draw:connector draw:type="line" svg:x1="3.92774in" svg:y1="0.21716in" svg:x2="4.82427in" svg:y2="0.16785in" draw:z-index="251668480" draw:id="id41" draw:style-name="a64" draw:name="Rechte verbindingslijn met pijl 4" text:anchor-type="paragraph"><svg:title/><svg:desc/></draw:connector><draw:connector draw:type="line" svg:x1="3.92712in" svg:y1="0.06487in" svg:x2="4.82921in" svg:y2="-0.19971in" draw:z-index="251666432" draw:id="id42" draw:style-name="a66" draw:name="Rechte verbindingslijn met pijl 4" text:anchor-type="paragraph"><svg:title/><svg:desc/></draw:connector><draw:custom-shape svg:x="4.84383in" svg:y="0.45694in" svg:width="1.725in" svg:height="0.30347in" draw:z-index="251665408" draw:id="id43" draw:style-name="a67" draw:name="Rechthoek 3" text:anchor-type="paragraph"><svg:title/><svg:desc/><text:p text:style-name="P21">Items</text:p><draw:enhanced-geometry draw:type="non-primitive" svg:viewBox="0 0 21600 21600" draw:enhanced-path="M 0 0 L 21600 0 21600 21600 0 21600 Z N"/></draw:custom-shape><draw:custom-shape svg:x="4.83411in" svg:y="0.04073in" svg:width="1.725in" svg:height="0.30347in" draw:z-index="251663360" draw:id="id44" draw:style-name="a68" draw:name="Rechthoek 3" text:anchor-type="paragraph"><svg:title/><svg:desc/><text:p text:style-name="P22">Current DateTime</text:p><draw:enhanced-geometry draw:type="non-primitive" svg:viewBox="0 0 21600 21600" draw:enhanced-path="M 0 0 L 21600 0 21600 21600 0 21600 Z N"/></draw:custom-shape><draw:custom-shape svg:x="4.8248in" svg:y="-0.34677in" svg:width="1.725in" svg:height="0.30347in" draw:z-index="251661312" draw:id="id45" draw:style-name="a69" draw:name="Rechthoek 3" text:anchor-type="paragraph"><svg:title/><svg:desc/><text:p text:style-name="P23">Properties (key, value)</text:p><draw:enhanced-geometry draw:type="non-primitive" svg:viewBox="0 0 21600 21600" draw:enhanced-path="M 0 0 L 21600 0 21600 21600 0 21600 Z N"/></draw:custom-shape><draw:custom-shape svg:x="2.68693in" svg:y="-0.12537in" svg:width="1.23958in" svg:height="0.64167in" draw:z-index="251660288" draw:id="id46" draw:style-name="a70" draw:name="Rechthoek 2" text:anchor-type="paragraph"><svg:title/><svg:desc/><text:p text:style-name="P24">Context</text:p><draw:enhanced-geometry draw:type="non-primitive" svg:viewBox="0 0 21600 21600" draw:enhanced-path="M 0 0 L 21600 0 21600 21600 0 21600 Z N"/></draw:custom-shape><draw:custom-shape svg:x="-0.11148in" svg:y="-0.31736in" svg:width="4.25972in" svg:height="1.04375in" draw:z-index="251659264" draw:id="id47" draw:style-name="a71" draw:name="Rechthoek 1" text:anchor-type="paragraph"><svg:title/><svg:desc/><text:p text:style-name="P25">Engine</text:p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gradient draw:name="a50" draw:style="linear" draw:angle="0" draw:start-color="#9cafbf" draw:end-color="#8fa3b4" draw:start-intensity="100%" draw:end-intensity="100%"/>
    <draw:marker draw:name="a0" svg:viewBox="0 0 20 30" svg:d="m10 0-10 30h20z"/>
    <draw:marker draw:name="a13" svg:viewBox="0 0 20 30" svg:d="m10 0-10 30h20z"/>
    <draw:marker draw:name="a20" svg:viewBox="0 0 20 30" svg:d="m10 0-10 30h20z"/>
    <draw:marker draw:name="a16" svg:viewBox="0 0 20 30" svg:d="m10 0-10 30h20z"/>
    <draw:marker draw:name="a3" svg:viewBox="0 0 20 30" svg:d="m10 0-10 30h20z"/>
    <draw:marker draw:name="a23" svg:viewBox="0 0 20 30" svg:d="m10 0-10 30h20z"/>
    <draw:marker draw:name="a18" svg:viewBox="0 0 20 30" svg:d="m10 0-10 30h20z"/>
    <draw:marker draw:name="a32" svg:viewBox="0 0 20 30" svg:d="m10 0-10 30h20z"/>
    <draw:marker draw:name="a26" svg:viewBox="0 0 20 30" svg:d="m10 0-10 30h20z"/>
    <draw:marker draw:name="a7" svg:viewBox="0 0 20 30" svg:d="m10 0-10 30h20z"/>
    <draw:marker draw:name="a9" svg:viewBox="0 0 20 30" svg:d="m10 0-10 30h20z"/>
    <draw:marker draw:name="a40" svg:viewBox="0 0 20 30" svg:d="m10 0-10 30h20z"/>
    <draw:marker draw:name="a34" svg:viewBox="0 0 20 30" svg:d="m10 0-10 30h20z"/>
    <draw:marker draw:name="a29" svg:viewBox="0 0 20 30" svg:d="m10 0-10 30h20z"/>
    <draw:marker draw:name="a36" svg:viewBox="0 0 20 30" svg:d="m10 0-10 30h20z"/>
    <draw:marker draw:name="a42" svg:viewBox="0 0 20 30" svg:d="m10 0-10 30h20z"/>
    <draw:marker draw:name="a38" svg:viewBox="0 0 20 30" svg:d="m10 0-10 30h20z"/>
    <draw:marker draw:name="a52" svg:viewBox="0 0 20 30" svg:d="m10 0-10 30h20z"/>
    <draw:marker draw:name="a54" svg:viewBox="0 0 20 30" svg:d="m10 0-10 30h20z"/>
    <draw:marker draw:name="a61" svg:viewBox="0 0 20 30" svg:d="m10 0-10 30h20z"/>
    <draw:marker draw:name="a63" svg:viewBox="0 0 20 30" svg:d="m10 0-10 30h20z"/>
    <draw:marker draw:name="a58" svg:viewBox="0 0 20 30" svg:d="m10 0-10 30h20z"/>
    <draw:marker draw:name="a65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urt Callebaut</meta:initial-creator>
    <dc:creator>Kurt Callebaut</dc:creator>
    <meta:creation-date>2024-10-30T11:44:00Z</meta:creation-date>
    <dc:date>2024-10-30T12:07:00Z</dc:date>
    <meta:template xlink:href="Normal.dotm" xlink:type="simple"/>
    <meta:editing-cycles>1</meta:editing-cycles>
    <meta:editing-duration>PT1380S</meta:editing-duration>
    <meta:document-statistic meta:page-count="1" meta:paragraph-count="1" meta:word-count="7" meta:character-count="48" meta:row-count="1" meta:non-whitespace-character-count="42"/>
  </office:meta>
</office:document-meta>
</file>